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018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mport json</text:p>
      <text:p text:style-name="Preformatted_20_Text">import boto3</text:p>
      <text:p text:style-name="Preformatted_20_Text">import base64</text:p>
      <text:p text:style-name="Preformatted_20_Text"/>
      <text:p text:style-name="Preformatted_20_Text">def lambda_handler(event, context):</text:p>
      <text:p text:style-name="Preformatted_20_Text"><text:s text:c="4"/>bucket_name = '<text:span text:style-name="T1">s3-</text:span>scrt-<text:span text:style-name="T1">1</text:span>'</text:p>
      <text:p text:style-name="Preformatted_20_Text"><text:s text:c="4"/>s3 = boto3.resource('s3')</text:p>
      <text:p text:style-name="Preformatted_20_Text"/>
      <text:p text:style-name="Preformatted_20_Text"><text:s text:c="4"/>try:</text:p>
      <text:p text:style-name="Preformatted_20_Text"><text:s text:c="8"/>objeto = s3.Object(bucket_name, event['nomeArquivo'])</text:p>
      <text:p text:style-name="Preformatted_20_Text"><text:s text:c="4"/>except Exception as e:</text:p>
      <text:p text:style-name="Preformatted_20_Text"><text:s text:c="8"/>response = {</text:p>
      <text:p text:style-name="Preformatted_20_Text"><text:s text:c="12"/>'statusCode': 500,</text:p>
      <text:p text:style-name="Preformatted_20_Text"><text:s text:c="12"/>'body': 'Falha ao conectar ao S3 (nome do arquivo)',</text:p>
      <text:p text:style-name="Preformatted_20_Text"><text:s text:c="12"/>'message': str(e),</text:p>
      <text:p text:style-name="Preformatted_20_Text"><text:s text:c="12"/>'bodyErr': event['dadosArquivo']</text:p>
      <text:p text:style-name="Preformatted_20_Text"><text:s text:c="8"/>}</text:p>
      <text:p text:style-name="Preformatted_20_Text"><text:s text:c="8"/>return json.dumps(response)</text:p>
      <text:p text:style-name="Preformatted_20_Text"/>
      <text:p text:style-name="Preformatted_20_Text"><text:s text:c="4"/>try:</text:p>
      <text:p text:style-name="Preformatted_20_Text"><text:s text:c="8"/>file_bytes = base64.b64decode(event['dadosArquivo'])</text:p>
      <text:p text:style-name="Preformatted_20_Text"><text:s text:c="8"/>fileTxt = bytearray(file_bytes)</text:p>
      <text:p text:style-name="Preformatted_20_Text"><text:s text:c="4"/>except Exception as e:</text:p>
      <text:p text:style-name="Preformatted_20_Text"><text:s text:c="8"/>response = {</text:p>
      <text:p text:style-name="Preformatted_20_Text"><text:s text:c="12"/>'statusCode': 500,</text:p>
      <text:p text:style-name="Preformatted_20_Text"><text:s text:c="12"/>'body': 'Falha ao processar os dados do arquivo',</text:p>
      <text:p text:style-name="Preformatted_20_Text"><text:s text:c="12"/>'message': str(e),</text:p>
      <text:p text:style-name="Preformatted_20_Text"><text:s text:c="12"/>'bodyErr': event['dadosArquivo']</text:p>
      <text:p text:style-name="Preformatted_20_Text"><text:s text:c="8"/>}</text:p>
      <text:p text:style-name="Preformatted_20_Text"><text:s text:c="8"/>return json.dumps(response)</text:p>
      <text:p text:style-name="Preformatted_20_Text"/>
      <text:p text:style-name="Preformatted_20_Text"><text:s text:c="4"/>try:</text:p>
      <text:p text:style-name="Preformatted_20_Text"><text:s text:c="8"/>objeto.put(Body=fileTxt)</text:p>
      <text:p text:style-name="Preformatted_20_Text"><text:s text:c="8"/>response = {</text:p>
      <text:p text:style-name="Preformatted_20_Text"><text:s text:c="12"/>'statusCode': 200,</text:p>
      <text:p text:style-name="Preformatted_20_Text"><text:s text:c="12"/>'body': 'Arquivo gerado com sucesso'</text:p>
      <text:p text:style-name="Preformatted_20_Text"><text:s text:c="8"/>}</text:p>
      <text:p text:style-name="Preformatted_20_Text"><text:s text:c="4"/>except Exception as e:</text:p>
      <text:p text:style-name="Preformatted_20_Text"><text:s text:c="8"/>response = {</text:p>
      <text:p text:style-name="Preformatted_20_Text"><text:s text:c="12"/>'statusCode': 500,</text:p>
      <text:p text:style-name="Preformatted_20_Text"><text:s text:c="12"/>'body': 'Erro ao inserir arquivo',</text:p>
      <text:p text:style-name="Preformatted_20_Text"><text:s text:c="12"/>'message': str(e),</text:p>
      <text:p text:style-name="Preformatted_20_Text"><text:s text:c="12"/>'bodyErr': event['dadosArquivo']</text:p>
      <text:p text:style-name="Preformatted_20_Text"><text:s text:c="8"/>}</text:p>
      <text:p text:style-name="Preformatted_20_Text"><text:s text:c="8"/>return json.dumps(response)</text:p>
      <text:p text:style-name="Preformatted_20_Text"/>
      <text:p text:style-name="Preformatted_20_Text"><text:s text:c="4"/>return json.dumps(respons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3T12:33:38.031690483</dc:date>
    <meta:editing-duration>PT1M32S</meta:editing-duration>
    <meta:editing-cycles>1</meta:editing-cycles>
    <meta:document-statistic meta:table-count="0" meta:image-count="0" meta:object-count="0" meta:page-count="1" meta:paragraph-count="42" meta:word-count="112" meta:character-count="1236" meta:non-whitespace-character-count="842"/>
    <meta:generator>LibreOffice/7.4.7.2$Linux_X86_64 LibreOffice_project/40$Build-2</meta:generator>
  </office:meta>
</office:document-meta>
</file>